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799in" style:rel-column-width="32931*"/>
    </style:style>
    <style:style style:name="Table1.B" style:family="table-column">
      <style:table-column-properties style:column-width="3.4451in" style:rel-column-width="32604*"/>
    </style:style>
    <style:style style:name="Table1.1" style:family="table-row">
      <style:table-row-properties style:min-row-height="0.0007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style:min-row-height="0in"/>
    </style:style>
    <style:style style:name="Table10.A1" style:family="table-cell">
      <style:table-cell-properties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1" style:family="table-row">
      <style:table-row-properties style:min-row-height="0.0007in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min-row-height="0.0007in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style:min-row-height="0.0007in"/>
    </style:style>
    <style:style style:name="Table7.A1" style:family="table-cell">
      <style:table-cell-properties fo:padding="0.0382in" fo:border="none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4.5in"/>
    </style:style>
    <style:style style:name="Table4.B" style:family="table-column">
      <style:table-column-properties style:column-width="2.4271in"/>
    </style:style>
    <style:style style:name="Table4.1" style:family="table-row">
      <style:table-row-properties style:min-row-height="0.3125in"/>
    </style:style>
    <style:style style:name="Table4.A1" style:family="table-cell">
      <style:table-cell-properties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style:min-row-height="0.0007in"/>
    </style:style>
    <style:style style:name="Table8.A1" style:family="table-cell">
      <style:table-cell-properties fo:padding="0.0382in" fo:border="none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non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none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5.125in"/>
    </style:style>
    <style:style style:name="Table6.B" style:family="table-column">
      <style:table-column-properties style:column-width="1.8021in"/>
    </style:style>
    <style:style style:name="Table6.A1" style:family="table-cell">
      <style:table-cell-properties fo:padding="0.0382in" fo:border="non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none"/>
    </style:style>
    <style:style style:name="Table16" style:family="table">
      <style:table-properties style:width="6.9271in" fo:margin-left="0in" table:align="left"/>
    </style:style>
    <style:style style:name="Table16.A" style:family="table-column">
      <style:table-column-properties style:column-width="3.1875in"/>
    </style:style>
    <style:style style:name="Table16.B" style:family="table-column">
      <style:table-column-properties style:column-width="3.7396in"/>
    </style:style>
    <style:style style:name="Table16.A1" style:family="table-cell">
      <style:table-cell-properties fo:padding="0.0382in" fo:border="none"/>
    </style:style>
    <style:style style:name="P1" style:family="paragraph" style:parent-style-name="Standard">
      <style:text-properties fo:font-size="10pt" officeooo:rsid="003c7e01" officeooo:paragraph-rsid="00540175" style:font-size-asian="10pt" style:font-size-complex="10pt"/>
    </style:style>
    <style:style style:name="P2" style:family="paragraph" style:parent-style-name="Standard">
      <style:text-properties fo:font-size="10pt" officeooo:paragraph-rsid="004ad8ba" style:font-size-asian="10pt" style:font-size-complex="10pt"/>
    </style:style>
    <style:style style:name="P3" style:family="paragraph" style:parent-style-name="Standard">
      <style:paragraph-properties fo:margin-top="0in" fo:margin-bottom="0in" style:contextual-spacing="false"/>
      <style:text-properties fo:font-size="10pt" officeooo:paragraph-rsid="0015b6b0" style:font-size-asian="10pt" style:font-size-complex="10pt"/>
    </style:style>
    <style:style style:name="P4" style:family="paragraph" style:parent-style-name="Standard">
      <style:text-properties fo:font-size="10pt" officeooo:paragraph-rsid="003c7e01" style:font-size-asian="10pt" style:font-size-complex="10pt"/>
    </style:style>
    <style:style style:name="P5" style:family="paragraph" style:parent-style-name="Standard">
      <style:text-properties fo:font-size="10pt" officeooo:paragraph-rsid="00540175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fo:font-size="10pt" officeooo:paragraph-rsid="003c7e01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fo:font-size="10pt" officeooo:paragraph-rsid="00516ec2" style:font-size-asian="10pt" style:font-size-complex="10pt"/>
    </style:style>
    <style:style style:name="P9" style:family="paragraph" style:parent-style-name="Standard">
      <style:text-properties fo:font-size="10pt" officeooo:rsid="00588f04" officeooo:paragraph-rsid="00588f04" style:font-size-asian="10pt" style:font-size-complex="10pt"/>
    </style:style>
    <style:style style:name="P10" style:family="paragraph" style:parent-style-name="Table_20_Contents">
      <style:text-properties fo:font-size="10pt" officeooo:rsid="005c9e66" officeooo:paragraph-rsid="005c9e66" style:font-size-asian="10pt" style:font-size-complex="10pt"/>
    </style:style>
    <style:style style:name="P11" style:family="paragraph" style:parent-style-name="Standard">
      <style:text-properties fo:font-size="10pt" fo:font-weight="normal" officeooo:rsid="003c7e01" officeooo:paragraph-rsid="00540175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257af7" officeooo:paragraph-rsid="003c7e01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in" fo:margin-bottom="0.0402in" style:contextual-spacing="false"/>
      <style:text-properties fo:font-size="10pt" fo:font-weight="normal" officeooo:rsid="00149397" officeooo:paragraph-rsid="004c1775" style:font-size-asian="8.75pt" style:font-weight-asian="normal" style:font-size-complex="10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fo:font-size="10pt" officeooo:rsid="004c1775" officeooo:paragraph-rsid="004c1775" style:font-size-asian="8.75pt" style:font-size-complex="10pt"/>
    </style:style>
    <style:style style:name="P15" style:family="paragraph" style:parent-style-name="Standard">
      <style:text-properties fo:font-size="10.5pt" fo:font-weight="bold" officeooo:paragraph-rsid="003c7e01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end" style:justify-single-word="false"/>
      <style:text-properties fo:font-size="10.5pt" fo:font-weight="bold" officeooo:paragraph-rsid="003c7e01" style:font-size-asian="10.5pt" style:font-weight-asian="bold" style:font-size-complex="10.5pt" style:font-weight-complex="bold"/>
    </style:style>
    <style:style style:name="P17" style:family="paragraph" style:parent-style-name="Table_20_Contents">
      <style:text-properties fo:font-size="10.5pt" style:font-size-asian="10.5pt" style:font-size-complex="10.5pt"/>
    </style:style>
    <style:style style:name="P18" style:family="paragraph" style:parent-style-name="Standard">
      <style:text-properties fo:font-weight="normal" officeooo:paragraph-rsid="00540175" style:font-weight-asian="normal" style:font-weight-complex="normal"/>
    </style:style>
    <style:style style:name="P19" style:family="paragraph" style:parent-style-name="Table_20_Contents">
      <loext:graphic-properties draw:fill="none"/>
      <style:paragraph-properties fo:margin-left="0in" fo:margin-right="0in" fo:margin-top="0in" fo:margin-bottom="0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fo:font-size="9pt" officeooo:rsid="00148e14" officeooo:paragraph-rsid="004d2adb" style:font-size-asian="7.84999990463257pt" style:font-size-complex="9pt"/>
    </style:style>
    <style:style style:name="P20" style:family="paragraph" style:parent-style-name="Table_20_Contents">
      <style:text-properties fo:color="#3465a4" loext:opacity="100%" fo:font-size="15pt" officeooo:rsid="005c9e66" officeooo:paragraph-rsid="005c9e66" style:font-size-asian="15pt" style:font-size-complex="15pt"/>
    </style:style>
    <style:style style:name="P21" style:family="paragraph" style:parent-style-name="Table_20_Contents">
      <style:text-properties fo:color="#3465a4" loext:opacity="100%" fo:font-size="15pt" style:font-size-asian="15pt" style:font-size-complex="15pt"/>
    </style:style>
    <style:style style:name="P22" style:family="paragraph" style:parent-style-name="Standard" style:list-style-name="L1">
      <style:paragraph-properties fo:margin-top="0in" fo:margin-bottom="0.0402in" style:contextual-spacing="false"/>
      <style:text-properties fo:font-size="10pt" officeooo:rsid="00588f04" officeooo:paragraph-rsid="00540175" style:font-size-asian="10pt" style:font-size-complex="10pt"/>
    </style:style>
    <style:style style:name="P23" style:family="paragraph" style:parent-style-name="Standard" style:list-style-name="L2">
      <style:paragraph-properties fo:margin-top="0in" fo:margin-bottom="0.0402in" style:contextual-spacing="false"/>
      <style:text-properties fo:font-size="10pt" officeooo:rsid="0029a513" officeooo:paragraph-rsid="00540175" style:font-size-asian="10pt" style:font-size-complex="10pt"/>
    </style:style>
    <style:style style:name="P24" style:family="paragraph" style:parent-style-name="Standard">
      <style:paragraph-properties fo:margin-top="0in" fo:margin-bottom="0.0402in" style:contextual-spacing="false"/>
      <style:text-properties fo:font-size="10pt" officeooo:rsid="0029a513" officeooo:paragraph-rsid="00540175" style:font-size-asian="10pt" style:font-size-complex="10pt"/>
    </style:style>
    <style:style style:name="P25" style:family="paragraph" style:parent-style-name="Standard">
      <style:paragraph-properties fo:margin-top="0.0402in" fo:margin-bottom="0in" style:contextual-spacing="false"/>
      <style:text-properties fo:font-size="10pt" officeooo:paragraph-rsid="005717b0" style:font-size-asian="10pt" style:font-size-complex="10pt"/>
    </style:style>
    <style:style style:name="P26" style:family="paragraph" style:parent-style-name="Standard" style:list-style-name="L4">
      <style:paragraph-properties fo:margin-top="0in" fo:margin-bottom="0.0402in" style:contextual-spacing="false"/>
      <style:text-properties fo:font-size="10pt" fo:font-weight="normal" officeooo:rsid="004d2adb" officeooo:paragraph-rsid="005717b0" style:font-size-asian="8.75pt" style:font-weight-asian="normal" style:font-size-complex="10pt" style:font-weight-complex="normal"/>
    </style:style>
    <style:style style:name="P27" style:family="paragraph" style:parent-style-name="Standard" style:list-style-name="L4">
      <style:paragraph-properties fo:margin-top="0in" fo:margin-bottom="0.0402in" style:contextual-spacing="false"/>
      <style:text-properties fo:font-size="10pt" fo:font-weight="normal" officeooo:rsid="004e6670" officeooo:paragraph-rsid="005717b0" style:font-size-asian="8.75pt" style:font-weight-asian="normal" style:font-size-complex="10pt" style:font-weight-complex="normal"/>
    </style:style>
    <style:style style:name="P28" style:family="paragraph" style:parent-style-name="Standard" style:list-style-name="L4">
      <style:paragraph-properties fo:margin-top="0in" fo:margin-bottom="0.0402in" style:contextual-spacing="false"/>
      <style:text-properties fo:font-size="10pt" fo:font-weight="normal" officeooo:rsid="004e87d0" officeooo:paragraph-rsid="005990fb" style:font-size-asian="8.75pt" style:font-weight-asian="normal" style:font-size-complex="10pt" style:font-weight-complex="normal"/>
    </style:style>
    <style:style style:name="P29" style:family="paragraph" style:parent-style-name="Table_20_Contents">
      <loext:graphic-properties draw:fill="none"/>
      <style:paragraph-properties fo:margin-left="0in" fo:margin-right="0in" fo:margin-top="0in" fo:margin-bottom="0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fo:font-size="10pt" officeooo:rsid="00148e14" officeooo:paragraph-rsid="004d2adb" style:font-size-asian="10pt" style:font-size-complex="10pt"/>
    </style:style>
    <style:style style:name="P30" style:family="paragraph" style:parent-style-name="Table_20_Contents" style:list-style-name="L3">
      <style:paragraph-properties fo:margin-top="0in" fo:margin-bottom="0.0402in" style:contextual-spacing="false"/>
      <style:text-properties fo:font-size="10pt" officeooo:rsid="005c9e66" officeooo:paragraph-rsid="005c9e66" style:font-size-asian="10pt" style:font-size-complex="10pt"/>
    </style:style>
    <style:style style:name="P31" style:family="paragraph" style:parent-style-name="Table_20_Contents">
      <style:text-properties fo:font-size="10pt" officeooo:rsid="0063faba" officeooo:paragraph-rsid="0063faba" style:font-size-asian="8.75pt" style:font-size-complex="10pt"/>
    </style:style>
    <style:style style:name="P32" style:family="paragraph" style:parent-style-name="Table_20_Contents" style:list-style-name="L6">
      <style:text-properties fo:font-size="10pt" officeooo:rsid="0063faba" officeooo:paragraph-rsid="0063faba" style:font-size-asian="8.75pt" style:font-size-complex="10pt"/>
    </style:style>
    <style:style style:name="P33" style:family="paragraph" style:parent-style-name="Table_20_Contents" style:list-style-name="L6">
      <style:text-properties fo:font-size="10pt" officeooo:rsid="0063faba" officeooo:paragraph-rsid="0064db33" style:font-size-asian="8.75pt" style:font-size-complex="10pt"/>
    </style:style>
    <style:style style:name="P34" style:family="paragraph" style:parent-style-name="Table_20_Contents">
      <style:text-properties fo:font-size="10pt" officeooo:rsid="0063faba" officeooo:paragraph-rsid="0064db33" style:font-size-asian="8.75pt" style:font-size-complex="10pt"/>
    </style:style>
    <style:style style:name="P35" style:family="paragraph" style:parent-style-name="Table_20_Contents">
      <style:text-properties fo:font-size="10pt" officeooo:rsid="0064db33" officeooo:paragraph-rsid="0064db33" style:font-size-asian="8.75pt" style:font-size-complex="10pt"/>
    </style:style>
    <style:style style:name="P36" style:family="paragraph" style:parent-style-name="Table_20_Contents" style:list-style-name="L7">
      <style:text-properties fo:font-size="10pt" officeooo:rsid="0064db33" officeooo:paragraph-rsid="0064db33" style:font-size-asian="8.75pt" style:font-size-complex="10pt"/>
    </style:style>
    <style:style style:name="P37" style:family="paragraph" style:parent-style-name="Table_20_Contents" style:list-style-name="L5">
      <style:text-properties officeooo:paragraph-rsid="004c1775"/>
    </style:style>
    <style:style style:name="P38" style:family="paragraph" style:parent-style-name="Table_20_Contents" style:list-style-name="L5">
      <style:text-properties officeooo:rsid="004c1775" officeooo:paragraph-rsid="004c1775"/>
    </style:style>
    <style:style style:name="P39" style:family="paragraph" style:parent-style-name="Table_20_Contents">
      <loext:graphic-properties draw:fill="none"/>
      <style:paragraph-properties fo:margin-left="0in" fo:margin-right="0in" fo:margin-top="0in" fo:margin-bottom="0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fo:font-size="15pt" officeooo:rsid="004d2adb" officeooo:paragraph-rsid="004d2adb" style:font-size-asian="15pt" style:font-size-complex="15pt"/>
    </style:style>
    <style:style style:name="P40" style:family="paragraph" style:parent-style-name="Table_20_Contents">
      <loext:graphic-properties draw:fill="none"/>
      <style:paragraph-properties fo:margin-left="0in" fo:margin-right="0in" fo:margin-top="0in" fo:margin-bottom="0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fo:font-size="9pt" officeooo:rsid="0060aa0d" officeooo:paragraph-rsid="0060aa0d" style:font-size-asian="7.84999990463257pt" style:font-size-complex="9pt"/>
    </style:style>
    <style:style style:name="P41" style:family="paragraph" style:parent-style-name="Table_20_Contents">
      <style:text-properties fo:color="#3465a4" loext:opacity="100%" fo:font-size="15pt" officeooo:rsid="0063faba" officeooo:paragraph-rsid="0063faba" style:font-size-asian="15pt" style:font-size-complex="1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97dc3" style:font-size-asian="10pt" style:font-size-complex="10pt"/>
    </style:style>
    <style:style style:name="T3" style:family="text">
      <style:text-properties fo:font-size="10pt" officeooo:rsid="003c7e01" style:font-size-asian="10pt" style:font-size-complex="10pt"/>
    </style:style>
    <style:style style:name="T4" style:family="text">
      <style:text-properties fo:font-size="10pt" fo:font-weight="bold" style:font-size-asian="8.75pt" style:font-weight-asian="bold" style:font-size-complex="10pt" style:font-weight-complex="bold"/>
    </style:style>
    <style:style style:name="T5" style:family="text">
      <style:text-properties fo:font-size="10pt" fo:font-weight="bold" officeooo:rsid="004c1775" style:font-size-asian="8.75pt" style:font-weight-asian="bold" style:font-size-complex="10pt" style:font-weight-complex="bold"/>
    </style:style>
    <style:style style:name="T6" style:family="text">
      <style:text-properties fo:font-size="10pt" fo:font-weight="normal" officeooo:rsid="003c7e01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197dc3" style:font-size-asian="10pt" style:font-weight-asian="normal" style:font-size-complex="10pt" style:font-weight-complex="normal"/>
    </style:style>
    <style:style style:name="T8" style:family="text">
      <style:text-properties fo:font-size="10pt" fo:font-weight="normal" style:font-size-asian="8.75pt" style:font-weight-asian="normal" style:font-size-complex="10pt" style:font-weight-complex="normal"/>
    </style:style>
    <style:style style:name="T9" style:family="text">
      <style:text-properties fo:font-size="10pt" officeooo:rsid="004c1775" style:font-size-asian="8.75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c7e01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c7e01" style:font-weight-asian="normal" style:font-weight-complex="normal"/>
    </style:style>
    <style:style style:name="T14" style:family="text">
      <style:text-properties fo:font-weight="normal" officeooo:rsid="004ad8ba" style:font-weight-asian="normal" style:font-weight-complex="normal"/>
    </style:style>
    <style:style style:name="T15" style:family="text">
      <style:text-properties officeooo:rsid="002c6e2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officeooo:rsid="00197dc3"/>
    </style:style>
    <style:style style:name="T19" style:family="text">
      <style:text-properties officeooo:rsid="004ad8ba"/>
    </style:style>
    <style:style style:name="T20" style:family="text">
      <style:text-properties officeooo:rsid="004e6670"/>
    </style:style>
    <style:style style:name="T21" style:family="text">
      <style:text-properties officeooo:rsid="004e87d0"/>
    </style:style>
    <style:style style:name="T22" style:family="text">
      <style:text-properties officeooo:rsid="004f4b9e"/>
    </style:style>
    <style:style style:name="T23" style:family="text">
      <style:text-properties officeooo:rsid="005990fb"/>
    </style:style>
    <style:style style:name="T24" style:family="text">
      <style:text-properties officeooo:rsid="005dd7fe"/>
    </style:style>
    <style:style style:name="T25" style:family="text">
      <style:text-properties officeooo:rsid="0060b1aa"/>
    </style:style>
    <style:style style:name="T26" style:family="text">
      <style:text-properties officeooo:rsid="0061e684"/>
    </style:style>
    <style:style style:name="T27" style:family="text">
      <style:text-properties officeooo:rsid="00624c53"/>
    </style:style>
    <style:style style:name="T28" style:family="text">
      <style:text-properties officeooo:rsid="0064db33"/>
    </style:style>
    <style:style style:name="T29" style:family="text"/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9">Abu Jobaer</text:p>
            <text:p text:style-name="P40"><text:span text:style-name="T1">Rajshahi, Bangladesh</text:span></text:p>
            <text:p text:style-name="P19"><text:span text:style-name="T1">Email: </text:span><text:a xlink:type="simple" xlink:href="mailto:itsunclexo@gmail.com" text:style-name="Internet_20_link" text:visited-style-name="Visited_20_Internet_20_Link"><text:span text:style-name="T1">itsunclexo@gmail.com</text:span></text:a></text:p>
            <text:p text:style-name="P29">Mobile: +8801718839535</text:p>
          </table:table-cell>
          <table:table-cell table:style-name="Table1.B1" office:value-type="string">
            <text:p text:style-name="P8"><text:a xlink:type="simple" xlink:href="https://github.com/unclexo" text:style-name="Internet_20_link" text:visited-style-name="Visited_20_Internet_20_Link">github.com/unclexo</text:a></text:p>
            <text:p text:style-name="P8"><text:a xlink:type="simple" xlink:href="https://medium.com/@unclexo" text:style-name="Internet_20_link" text:visited-style-name="Visited_20_Internet_20_Link">medium.com/@unclexo</text:a></text:p>
            <text:p text:style-name="P8"><text:a xlink:type="simple" xlink:href="https://www.linkedin.com/in/unclexo/" text:style-name="Internet_20_link" text:visited-style-name="Visited_20_Internet_20_Link">linkedin.com/in/unclexo</text:a></text:p>
            <text:p text:style-name="P7"><text:a xlink:type="simple" xlink:href="https://stackoverflow.com/users/7935051/unclexo" text:style-name="Internet_20_link" text:visited-style-name="Visited_20_Internet_20_Link">stackoverflow.com/users/7935051/unclexo</text:a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5">Leads several teams as a Lead Software Engineer and works in teams as a Senior Software Engineer on different software solutions. Highly proficient in Software Architecture, building scalable web apps, and PHP/Laravel (2012/2017–present).</text:p>
          </table:table-cell>
        </table:table-row>
      </table:table>
      <text:p text:style-name="P3"/>
      <table:table table:name="Table9" table:style-name="Table9">
        <table:table-column table:style-name="Table9.A"/>
        <table:table-row>
          <table:table-cell table:style-name="Table9.A1" office:value-type="string">
            <text:p text:style-name="P20">Selected Work Experienc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<text:span text:style-name="T16">Lead Software Engineer,</text:span> <text:span text:style-name="T13">Xerone IT, </text:span><text:span text:style-name="T14">Bangladesh</text:span></text:p>
          </table:table-cell>
          <table:table-cell table:style-name="Table2.A1" office:value-type="string">
            <text:p text:style-name="P16"><text:span text:style-name="T13">J</text:span><text:span text:style-name="T6">anuary 2021 to </text:span><text:span text:style-name="T7">December</text:span><text:span text:style-name="T6"> 2022</text:span></text:p>
          </table:table-cell>
        </table:table-row>
      </table:table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8"><text:span text:style-name="T2">A</text:span><text:span text:style-name="T3">chievements</text:span></text:p>
            <text:list xml:id="list848740147" text:style-name="L1">
              <text:list-item>
                <text:p text:style-name="P22">Led two teams of software engineers building two successful projects that took the company to next level.</text:p>
              </text:list-item>
              <text:list-item>
                <text:p text:style-name="P22">Autonomously led and architected a framework for making a long-tailed bot which reduced the hassle of making a bot using nested HTML forms 100%. The project brought revolutionary success to the company.</text:p>
              </text:list-item>
              <text:list-item>
                <text:p text:style-name="P22">Scaled a SaaS application to handle 50 concurrent requests (130 million per month) from 20,000 users ensuring high availability during times of high traffic and high throughput. Applied distributed Monolithic Architecture.</text:p>
              </text:list-item>
              <text:list-item>
                <text:p text:style-name="P22">Met the company’s goals by developing strategies <text:span text:style-name="T26">for teams</text:span> – made developers skilled, delivered projects on time, reduced development time by 35% using Kanban, modul<text:span text:style-name="T26">ar approach</text:span>, and best practices, and had the company buil<text:span text:style-name="T25">t</text:span> its own SaaS apps.</text:p>
              </text:list-item>
              <text:list-item>
                <text:p text:style-name="P22">Established that analyzing requirements and writing reusable and maintainable code make design and development faster. And TDD produced robust software; Also hired top talents.</text:p>
              </text:list-item>
            </text:list>
            <text:p text:style-name="P9"/>
            <text:p text:style-name="P5"><text:span text:style-name="T13">Skills</text:span><text:span text:style-name="T11">: </text:span>Laravel, <text:span text:style-name="T27">Vue, React, Rete,</text:span> PHP, JavaScript, MariaDB, Redis, HAProxy, Nginx, Distributed Systems, AWS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<text:span text:style-name="T16">Senior Software Engineer</text:span>, <text:span text:style-name="T13">Xerone IT, </text:span><text:span text:style-name="T14">Bangladesh</text:span></text:p>
          </table:table-cell>
          <table:table-cell table:style-name="Table3.A1" office:value-type="string">
            <text:p text:style-name="P6">April 2019 to December 2020</text:p>
          </table:table-cell>
        </table:table-row>
      </table:table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1"><text:span text:style-name="T18">A</text:span>chievements</text:p>
            <text:list xml:id="list413120964" text:style-name="L2">
              <text:list-item>
                <text:list>
                  <text:list-item>
                    <text:p text:style-name="P23">Increased sales by up to 20% after I designed and developed a comprehensive reusable and extensible task scheduler, bulk CSV uploader, and dynamic form builder modules for a market-leading web application.</text:p>
                  </text:list-item>
                  <text:list-item>
                    <text:p text:style-name="P23">Optimized several apps, up to 40%, detecting holes like misused O(n2) and uncached variables. Gained performance by 70% for a table with 9 million rows after I indexed the right columns and reduced joins.</text:p>
                  </text:list-item>
                  <text:list-item>
                    <text:p text:style-name="P23">Performed code reviews a lot for coding standards and better solutions. Wrote unit and integration tests.</text:p>
                  </text:list-item>
                </text:list>
              </text:list-item>
            </text:list>
            <text:p text:style-name="P24"/>
            <text:p text:style-name="P1"><text:span text:style-name="T12">Skills</text:span><text:span text:style-name="T10">: </text:span><text:span text:style-name="T15">Laravel, </text:span><text:span text:style-name="T27">Vue, React,</text:span><text:span text:style-name="T15"> CodeIgniter, PHP, JavaScript, Java, MySQL, Redis, Apache, AWS, DO</text:span></text:p>
          </table:table-cell>
        </table:table-row>
      </table:table>
      <text:p text:style-name="P1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7"><text:span text:style-name="T17">Full-Stack Developer</text:span>, Costa Blanca Marketing, <text:span text:style-name="T19">Spain</text:span></text:p>
          </table:table-cell>
          <table:table-cell table:style-name="Table4.A1" office:value-type="string">
            <text:p text:style-name="P7">June 2015 to December 2017</text:p>
          </table:table-cell>
        </table:table-row>
      </table:table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0">Achievements</text:p>
            <text:list xml:id="list2695108408" text:style-name="L3">
              <text:list-item>
                <text:p text:style-name="P30">Took full responsibility for web development and built different successful web applications for real estate, e-commerce, education, hotel booking, and property listing using WordPress, Laravel, Zend, MySQL, and Apache.</text:p>
              </text:list-item>
              <text:list-item>
                <text:p text:style-name="P30">Tested and deployed every web application to the production server. Maintained multiple servers for clients.</text:p>
              </text:list-item>
            </text:list>
          </table:table-cell>
        </table:table-row>
      </table:table>
      <text:p text:style-name="P2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0">Technologies and Languages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list xml:id="list2116516293" text:style-name="L4">
              <text:list-item>
                <text:p text:style-name="P26"><text:span text:style-name="T10">Languages</text:span>: <text:span text:style-name="T20">PHP, JavaScript, SQL, </text:span><text:span text:style-name="T21">Java,</text:span><text:span text:style-name="T20"> HTML5/CSS3</text:span></text:p>
              </text:list-item>
              <text:list-item>
                <text:p text:style-name="P27"><text:span text:style-name="T10">Technologies</text:span>: Laravel, Vue, React, <text:span text:style-name="T21">Node.js, </text:span>Express.js, <text:span text:style-name="T21">MySQL/MariaDB, Redis,</text:span> PHPUnit, Jest, <text:span text:style-name="T22">TDD, </text:span>Tailwind CSS, Bootstrap, REST, <text:span text:style-name="T21">GIT, Docker, </text:span><text:span text:style-name="T22">Apache, Nginx,</text:span><text:span text:style-name="T21"> </text:span>AWS</text:p>
              </text:list-item>
              <text:list-item>
                <text:p text:style-name="P27"><text:span text:style-name="T10">Architecture</text:span>: OOP, SOLID, Design Patterns, Monolithic Architecture, Hexagonal Architecture, <text:span text:style-name="T22">EOA,</text:span> <text:span text:style-name="T21">Distributed </text:span><text:span text:style-name="T23">D</text:span><text:span text:style-name="T21">atabases and Linux Servers, Load Balancing</text:span></text:p>
              </text:list-item>
              <text:list-item>
                <text:p text:style-name="P28"><text:span text:style-name="T10">Other</text:span>: <text:span text:style-name="T23">Provlem Solving, </text:span><text:span text:style-name="T22">DSA, </text:span>API design, <text:span text:style-name="T22">R</text:span>elational Database Design, Query Optimization, <text:span text:style-name="T22">Unit </text:span><text:span text:style-name="T24">&amp; Integration Testing</text:span></text:p>
              </text:list-item>
            </text:list>
          </table:table-cell>
        </table:table-row>
      </table:table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P21">Education and Certifications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list xml:id="list1500112373" text:style-name="L5">
              <text:list-item>
                <text:p text:style-name="P38"><text:span text:style-name="T4">Web Development Training</text:span><text:span text:style-name="T8">, Rajshahi University Campus</text:span></text:p>
              </text:list-item>
              <text:list-item>
                <text:p text:style-name="P37"><text:span text:style-name="T5">Bachelor of Arts</text:span><text:span text:style-name="T9">, </text:span><text:span text:style-name="T5">Sanskrit Language</text:span><text:span text:style-name="T9">, University of Rajshahi, Bangladesh</text:span></text:p>
              </text:list-item>
            </text:list>
          </table:table-cell>
          <table:table-cell table:style-name="Table6.A1" office:value-type="string">
            <text:p text:style-name="P14">2011-2013</text:p>
            <text:p text:style-name="P14">2007-2012</text:p>
          </table:table-cell>
        </table:table-row>
      </table:table>
      <text:p text:style-name="P13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41">Online Publications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34">SOLID Principles</text:p>
            <text:list xml:id="list3484122219" text:style-name="L6">
              <text:list-item>
                <text:p text:style-name="P33"><text:a xlink:type="simple" xlink:href="https://medium.com/@unclexo/srp-single-responsibility-principle-c7c4ed7c79f1" office:target-frame-name="_blank" xlink:show="new" text:style-name="Internet_20_link" text:visited-style-name="Visited_20_Internet_20_Link">Single Responsibility Principle</text:a></text:p>
              </text:list-item>
              <text:list-item>
                <text:p text:style-name="P33"><text:a xlink:type="simple" xlink:href="https://medium.com/@unclexo/ocp-the-open-closed-principle-33eab31c7b92" office:target-frame-name="_blank" xlink:show="new" text:style-name="Internet_20_link" text:visited-style-name="Visited_20_Internet_20_Link">Open-Closed Principle</text:a></text:p>
              </text:list-item>
              <text:list-item>
                <text:p text:style-name="P33"><text:a xlink:type="simple" xlink:href="https://medium.com/swlh/lsp-liskov-substitution-principle-24311d1f854" office:target-frame-name="_blank" xlink:show="new" text:style-name="Internet_20_link" text:visited-style-name="Visited_20_Internet_20_Link">Liskov Substitution Principle</text:a></text:p>
              </text:list-item>
              <text:list-item>
                <text:p text:style-name="P33"><text:a xlink:type="simple" xlink:href="https://medium.com/swlh/isp-the-interface-segregation-principle-a3416f3ac8f5" office:target-frame-name="_blank" xlink:show="new" text:style-name="Internet_20_link" text:visited-style-name="Visited_20_Internet_20_Link">Interface Segregation Principle</text:a></text:p>
              </text:list-item>
              <text:list-item>
                <text:p text:style-name="P33"><text:a xlink:type="simple" xlink:href="https://medium.com/@unclexo/dip-dependency-inversion-principle-77ef85e6f656" office:target-frame-name="_blank" xlink:show="new" text:style-name="Internet_20_link" text:visited-style-name="Visited_20_Internet_20_Link">Dependency-Inversion Principle</text:a></text:p>
              </text:list-item>
            </text:list>
          </table:table-cell>
          <table:table-cell table:style-name="Table16.A1" office:value-type="string">
            <text:p text:style-name="P35">Latest Publications</text:p>
            <text:list xml:id="list2479497852" text:style-name="L7">
              <text:list-item>
                <text:p text:style-name="P36"><text:a xlink:type="simple" xlink:href="https://medium.com/geekculture/chain-of-responsibility-pattern-who-are-taking-the-responsibility-70923b8219a2" office:target-frame-name="_blank" xlink:show="new" text:style-name="Internet_20_link" text:visited-style-name="Visited_20_Internet_20_Link">Chain of Responsibility Pattern — Who are taking the responsibility?</text:a></text:p>
              </text:list-item>
              <text:list-item>
                <text:p text:style-name="P36"><text:a xlink:type="simple" xlink:href="https://medium.com/geekculture/stop-using-constructors-5ae7c91e1502" office:target-frame-name="_blank" xlink:show="new" text:style-name="Internet_20_link" text:visited-style-name="Visited_20_Internet_20_Link">Stop Using Constructors</text:a></text:p>
              </text:list-item>
              <text:list-item>
                <text:p text:style-name="P36"><text:a xlink:type="simple" xlink:href="https://medium.com/geekculture/adapter-pattern-tackling-incompatible-interfaces-dadd34335e1" office:target-frame-name="_blank" xlink:show="new" text:style-name="Internet_20_link" text:visited-style-name="Visited_20_Internet_20_Link">Adapter Pattern — Tackling incompatible interfaces!</text:a></text:p>
              </text:list-item>
            </text:list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2:11:36.165382383</meta:creation-date>
    <dc:date>2023-02-08T22:26:11.944567359</dc:date>
    <meta:editing-duration>PT46M59S</meta:editing-duration>
    <meta:editing-cycles>15</meta:editing-cycles>
    <meta:generator>LibreOffice/7.3.7.2$Linux_X86_64 LibreOffice_project/30$Build-2</meta:generator>
    <meta:document-statistic meta:table-count="15" meta:image-count="0" meta:object-count="0" meta:page-count="2" meta:paragraph-count="52" meta:word-count="519" meta:character-count="3724" meta:non-whitespace-character-count="3279"/>
  </office:meta>
</office:document-meta>
</file>